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9.89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7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2" style:family="table" style:master-page-name="PageStyle_5f_Sayfa1">
      <style:table-properties table:display="true" style:writing-mode="lr-tb"/>
    </style:style>
    <style:style style:name="ta3" style:family="table" style:master-page-name="PageStyle_5f_zbe-dekont2302-2020-202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800080" style:rotation-align="none"/>
    </style:style>
    <style:style style:name="ce7" style:family="table-cell" style:parent-style-name="Default" style:data-style-name="N36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ackground-color="#80008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d7d7"/>
    </style:style>
    <style:style style:name="ce99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7d1d5"/>
    </style:style>
    <style:style style:name="ce114" style:family="table-cell" style:parent-style-name="Default" style:data-style-name="N100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/>
    </style:style>
    <style:style style:name="ce145" style:family="table-cell" style:parent-style-name="Default" style:data-style-name="N100">
      <style:table-cell-properties fo:background-color="#ffd7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39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d4ea6b" style:rotation-align="none"/>
      <style:text-properties fo:font-weight="bold" style:font-weight-asian="bold" style:font-weight-complex="bold"/>
    </style:style>
    <style:style style:name="ce170" style:family="table-cell" style:parent-style-name="Default" style:data-style-name="N139">
      <style:table-cell-properties fo:background-color="#ffd7d7"/>
    </style:style>
    <style:style style:name="ce171" style:family="table-cell" style:parent-style-name="Default" style:data-style-name="N139">
      <style:table-cell-properties fo:background-color="#ffff00"/>
    </style:style>
    <style:style style:name="ce172" style:family="table-cell" style:parent-style-name="Default" style:data-style-name="N139">
      <style:table-cell-properties fo:background-color="#f7d1d5"/>
    </style:style>
    <style:style style:name="ce180" style:family="table-cell" style:parent-style-name="Default" style:data-style-name="N139"/>
    <style:style style:name="ce174" style:family="table-cell" style:parent-style-name="Default" style:data-style-name="N3"/>
    <style:style style:name="ce175" style:family="table-cell" style:parent-style-name="Default" style:data-style-name="N139">
      <style:table-cell-properties fo:background-color="transparent"/>
    </style:style>
    <style:style style:name="ce176" style:family="table-cell" style:parent-style-name="Default" style:data-style-name="N3">
      <style:table-cell-properties fo:background-color="#ffd7d7"/>
    </style:style>
    <style:style style:name="ce177" style:family="table-cell" style:parent-style-name="Default">
      <style:table-cell-properties fo:background-color="#f6f9d4" style:rotation-align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39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108" style:family="table-cell" style:parent-style-name="Default" style:data-style-name="N139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39">
      <style:table-cell-properties fo:background-color="#ffd8ce"/>
      <style:text-properties style:use-window-font-color="true"/>
    </style:style>
    <style:style style:name="ce110" style:family="table-cell" style:parent-style-name="Default" style:data-style-name="N139">
      <style:table-cell-properties fo:background-color="#ffd8ce"/>
    </style:style>
    <style:style style:name="ce111" style:family="table-cell" style:parent-style-name="Default" style:data-style-name="N139">
      <style:table-cell-properties fo:background-color="#bbe33d"/>
    </style:style>
    <style:style style:name="ce112" style:family="table-cell" style:parent-style-name="Default">
      <style:table-cell-properties fo:background-color="#bbe33d" style:rotation-align="none"/>
    </style:style>
    <style:style style:name="ce34" style:family="table-cell" style:parent-style-name="Default" style:data-style-name="N139">
      <style:table-cell-properties fo:background-color="#f6f9d4" style:rotation-align="none"/>
    </style:style>
    <style:style style:name="ce9" style:family="table-cell" style:parent-style-name="Default" style:data-style-name="N139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8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2"/>
          <table:table-cell office:value-type="string" calcext:value-type="string">
            <text:p>Ana p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İşlem Tarihi</text:p>
          </table:table-cell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19"/>
        </table:table-row>
        <table:table-row table:style-name="ro1" table:number-rows-repeated="16">
          <table:table-cell/>
          <table:table-cell table:style-name="ce3"/>
          <table:table-cell table:number-columns-repeated="1021"/>
        </table:table-row>
        <table:table-row table:style-name="ro1">
          <table:table-cell table:style-name="ce6"/>
          <table:table-cell table:style-name="ce78"/>
          <table:table-cell table:style-name="ce6"/>
          <table:table-cell table:number-columns-repeated="1020"/>
        </table:table-row>
        <table:table-row table:style-name="ro1">
          <table:table-cell table:style-name="ce7" office:value-type="date" office:date-value="2022-12-04" calcext:value-type="date">
            <text:p>04.12.2022</text:p>
          </table:table-cell>
          <table:table-cell table:style-name="ce88" office:value-type="string" calcext:value-type="string">
            <text:p>elden nakit ödedim sinopa giderken</text:p>
          </table:table-cell>
          <table:table-cell table:style-name="ce169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832.68" calcext:value-type="float">
            <text:p>832,6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tutarı</text:p>
          </table:table-cell>
          <table:table-cell table:style-name="ce171" office:value-type="float" office:value="42.4" calcext:value-type="float">
            <text:p>42,4</text:p>
          </table:table-cell>
          <table:table-cell table:number-columns-repeated="1020"/>
        </table:table-row>
        <table:table-row table:style-name="ro1">
          <table:table-cell/>
          <table:table-cell table:style-name="ce114" office:value-type="string" calcext:value-type="string">
            <text:p>5003 e iade edilecek toplam</text:p>
          </table:table-cell>
          <table:table-cell table:style-name="ce169" table:formula="of:=SUM([.C24:.C27])" office:value-type="float" office:value="752.11" calcext:value-type="float">
            <text:p>752,1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style-name="Default" office:value-type="string" calcext:value-type="string">
            <text:p>15.11.2022</text:p>
          </table:table-cell>
          <table:table-cell table:style-name="Default" office:value-type="string" calcext:value-type="string">
            <text:p>35209664-1004 hesap 56. 13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18620.93" calcext:value-type="float">
            <text:p>118620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6637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1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56.14" calcext:value-type="float">
            <text:p>-56,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 office:value-type="string" calcext:value-type="string">
            <text:p>hayat s,gortası ödemesi 5003 te yapılmış</text:p>
          </table:table-cell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8.10.2022</text:p>
          </table:table-cell>
          <table:table-cell table:style-name="ce99" office:value-type="string" calcext:value-type="string">
            <text:p>Hayat Sigortası Yenileme Tutarı 35209664-1004,PERVİN ÖZLEM BALCI</text:p>
          </table:table-cell>
          <table:table-cell table:style-name="ce171" office:value-type="float" office:value="-832.68" calcext:value-type="float">
            <text:p>-832,6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55"/>
          <table:table-cell table:style-name="ce175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7.10.2022</text:p>
          </table:table-cell>
          <table:table-cell table:style-name="Default" office:value-type="string" calcext:value-type="string">
            <text:p>35209664-1004 hesap 55. 12-55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Default" office:value-type="float" office:value="120889.93" calcext:value-type="float">
            <text:p>120889,9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10.2022</text:p>
          </table:table-cell>
          <table:table-cell table:style-name="ce113" office:value-type="string" calcext:value-type="string">
            <text:p>: 35209664 - 5003 nolu Hesaba Virman</text:p>
          </table:table-cell>
          <table:table-cell table:style-name="ce172" office:value-type="float" office:value="-66.83" calcext:value-type="float">
            <text:p>-66,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0.10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3355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74"/>
          <table:table-cell table:style-name="Default"/>
          <table:table-cell table:number-columns-repeated="1019"/>
        </table:table-row>
        <table:table-row table:style-name="ro1">
          <table:table-cell table:style-name="ce39" office:value-type="string" calcext:value-type="string">
            <text:p>16.09.2022</text:p>
          </table:table-cell>
          <table:table-cell table:style-name="ce99" office:value-type="string" calcext:value-type="string">
            <text:p>35209664-1004 hesap 54. taksit ödeme <text:s/>5004 ten yapılmış</text:p>
          </table:table-cell>
          <table:table-cell table:style-name="ce171" office:value-type="float" office:value="42.4" calcext:value-type="float">
            <text:p>42,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74" office:value-type="float" office:value="-3400" calcext:value-type="float">
            <text:p>-3.400</text:p>
          </table:table-cell>
          <table:table-cell table:style-name="Default" office:value-type="float" office:value="123136.69" calcext:value-type="float">
            <text:p>123136,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7480</text:p>
          </table:table-cell>
          <table:table-cell table:style-name="ce174" office:value-type="float" office:value="3400" calcext:value-type="float">
            <text:p>3.4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9.2022</text:p>
          </table:table-cell>
          <table:table-cell table:style-name="Default" office:value-type="string" calcext:value-type="string">
            <text:p>35209664-1004 hesap 54. 11-55taksit ödeme tutarı</text:p>
          </table:table-cell>
          <table:table-cell table:style-name="ce180" office:value-type="float" office:value="-23.43" calcext:value-type="float">
            <text:p>-23,4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6" office:value-type="string" calcext:value-type="string">
            <text:p>17.09.2022</text:p>
          </table:table-cell>
          <table:table-cell table:style-name="ce16" office:value-type="string" calcext:value-type="string">
            <text:p>5004 te 2 aylık kmh ve 2 ayrı havale için 5003 e aktarılanlar için 35209664 - 5003 Nolu Hesaptan, İnternet Virman</text:p>
          </table:table-cell>
          <table:table-cell table:style-name="ce27" office:value-type="float" office:value="578.52" calcext:value-type="float">
            <text:p>578,5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9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46.35" calcext:value-type="float">
            <text:p>-46,3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0.09.2022</text:p>
          </table:table-cell>
          <table:table-cell table:style-name="ce89" office:value-type="string" calcext:value-type="string">
            <text:p>Türkiye Vakıflar Bankası T.A.O./TR870001500158007310552950-şerife kaya/PERVİN ÖZLEM BALCIFAST işlemi</text:p>
          </table:table-cell>
          <table:table-cell table:style-name="ce176" office:value-type="float" office:value="-200" calcext:value-type="float">
            <text:p>-2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24.08.2022</text:p>
          </table:table-cell>
          <table:table-cell table:style-name="ce89" office:value-type="string" calcext:value-type="string">
            <text:p>ARZU SAVAŞ Ziraat Mobil Havale</text:p>
          </table:table-cell>
          <table:table-cell table:style-name="ce176" office:value-type="float" office:value="-270" calcext:value-type="float">
            <text:p>-27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ce89" office:value-type="string" calcext:value-type="string">
            <text:p>: 35209664 - 5003 nolu Hesaba Virman</text:p>
          </table:table-cell>
          <table:table-cell table:style-name="ce170" office:value-type="float" office:value="-62.17" calcext:value-type="float">
            <text:p>-62,17</text:p>
          </table:table-cell>
          <table:table-cell table:number-columns-repeated="1020"/>
        </table:table-row>
        <table:table-row table:style-name="ro1">
          <table:table-cell/>
          <table:table-cell table:style-name="ce145" office:value-type="string" calcext:value-type="string">
            <text:p>5003 e aktarılacak toplam</text:p>
          </table:table-cell>
          <table:table-cell table:style-name="ce177" table:formula="of:=SUM([.C46:.C49])" office:value-type="float" office:value="-578.52" calcext:value-type="float">
            <text:p>-578,52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Default" office:value-type="string" calcext:value-type="string">
            <text:p>15.08.2022</text:p>
          </table:table-cell>
          <table:table-cell table:style-name="Default" office:value-type="string" calcext:value-type="string">
            <text:p>35209664-1004 hesap 53. (10/55)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5361.42" calcext:value-type="float">
            <text:p>125.361,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1.08.2022</text:p>
          </table:table-cell>
          <table:table-cell table:style-name="Default" office:value-type="string" calcext:value-type="string">
            <text:p>ATM YATAN (KARTSIZ) KART NO:9876547997860120 TCKN: 36358602092 ALİ BALCI ATM:Z2637001 JOURNAL SIRA NO:3023</text:p>
          </table:table-cell>
          <table:table-cell table:style-name="ce174" office:value-type="float" office:value="3450" calcext:value-type="float">
            <text:p>3.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18.07.2022</text:p>
          </table:table-cell>
          <table:table-cell table:style-name="Default" office:value-type="string" calcext:value-type="string">
            <text:p><text:span text:style-name="T1">35209664-1004 hesap 52.(9/55)</text:span> taksit ödeme tutarı</text:p>
          </table:table-cell>
          <table:table-cell table:style-name="ce180" office:value-type="float" office:value="-3465.81" calcext:value-type="float">
            <text:p>-3.465,81</text:p>
          </table:table-cell>
          <table:table-cell table:style-name="ce4" office:value-type="float" office:value="127564.34" calcext:value-type="float">
            <text:p>127.564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4.07.2022</text:p>
          </table:table-cell>
          <table:table-cell table:style-name="Default" office:value-type="string" calcext:value-type="string">
            <text:p>ATM YATAN (KARTSIZ) KART NO:9876547997860120 TCKN: 36346602448 HACI MURAT BALCI ATM:Z2637001 JOURNAL SIRA NO:0677</text:p>
          </table:table-cell>
          <table:table-cell table:style-name="ce174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69" office:value-type="string" calcext:value-type="string">
            <text:p>04e yatırılacak miktar</text:p>
          </table:table-cell>
          <table:table-cell table:style-name="ce91" table:formula="of:=2*[.C81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3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79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80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70" office:value-type="string" calcext:value-type="string">
            <text:p>03 ten direk kredi ödemesi</text:p>
          </table:table-cell>
          <table:table-cell table:style-name="ce92" table:formula="of:=[.C86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2" table:formula="of:=[.C92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70" office:value-type="string" calcext:value-type="string">
            <text:p>kmh için 04 ten 03 e aktarılan</text:p>
          </table:table-cell>
          <table:table-cell table:style-name="ce93" table:formula="of:=[.C93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office:value-type="string" calcext:value-type="string">
            <text:p>x</text:p>
          </table:table-cell>
          <table:table-cell table:style-name="ce55"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71" office:value-type="string" calcext:value-type="string">
            <text:p>03e aktarılacak miktar</text:p>
          </table:table-cell>
          <table:table-cell table:style-name="ce94" table:formula="of:=SUM([.C63:.C67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8"/>
        </table:table-row>
        <table:table-row table:style-name="ro3">
          <table:table-cell/>
          <table:table-cell table:style-name="ce72"/>
          <table:table-cell table:style-name="ce95"/>
          <table:table-cell table:style-name="ce4"/>
          <table:table-cell table:number-columns-repeated="1019"/>
        </table:table-row>
        <table:table-row table:style-name="ro3">
          <table:table-cell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8"/>
        </table:table-row>
        <table:table-row table:style-name="ro3">
          <table:table-cell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8"/>
        </table:table-row>
        <table:table-row table:style-name="ro3">
          <table:table-cell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8"/>
        </table:table-row>
        <table:table-row table:style-name="ro3" table:number-rows-repeated="2">
          <table:table-cell table:style-name="ce92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05.07.2022</text:p>
          </table:table-cell>
          <table:table-cell table:style-name="Default" office:value-type="string" calcext:value-type="string">
            <text:p>35209664-1004 hesap 51. taksit ödeme tutarı</text:p>
          </table:table-cell>
          <table:table-cell table:style-name="ce180" office:value-type="float" office:value="-3014.88" calcext:value-type="float">
            <text:p>-3.014,88</text:p>
          </table:table-cell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1" office:value-type="date" office:date-value="2022-06-15" calcext:value-type="date">
            <text:p>15.06.2022</text:p>
          </table:table-cell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122" office:value-type="float" office:value="129745.67" calcext:value-type="float">
            <text:p>129.745,67</text:p>
          </table:table-cell>
          <table:table-cell/>
          <table:table-cell table:style-name="ce39"/>
          <table:table-cell table:number-columns-repeated="1017"/>
        </table:table-row>
        <table:table-row table:style-name="ro2">
          <table:table-cell table:style-name="ce10" office:value-type="date" office:date-value="2022-06-18" calcext:value-type="date">
            <text:p>18.06.2022</text:p>
          </table:table-cell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style-name="ce40"/>
          <table:table-cell table:number-columns-repeated="1017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2">
          <table:table-cell table:style-name="ce43" office:value-type="date" office:date-value="2022-03-15" calcext:value-type="date">
            <text:p>15.03.2022</text:p>
          </table:table-cell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5"/>
          <table:table-cell table:number-columns-repeated="1018"/>
        </table:table-row>
        <table:table-row table:style-name="ro2">
          <table:table-cell table:style-name="ce46" office:value-type="date" office:date-value="2022-03-15" calcext:value-type="date">
            <text:p>15.03.2022</text:p>
          </table:table-cell>
          <table:table-cell table:style-name="ce81" office:value-type="string" calcext:value-type="string">
            <text:p><text:span text:style-name="T1">5/55</text:span> taksit <text:span text:style-name="T3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2-15" calcext:value-type="date">
            <text:p>15.02.2022</text:p>
          </table:table-cell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8" table:formula="of:=[.C87]+[.C88]" office:value-type="float" office:value="3465.81" calcext:value-type="float">
            <text:p>3465,81</text:p>
          </table:table-cell>
          <table:table-cell table:style-name="ce39"/>
          <table:table-cell table:number-columns-repeated="1017"/>
        </table:table-row>
        <table:table-row table:style-name="ro2">
          <table:table-cell table:style-name="ce47" office:value-type="date" office:date-value="2022-02-15" calcext:value-type="date">
            <text:p>15.02.2022</text:p>
          </table:table-cell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8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8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9"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1-12-17" calcext:value-type="date">
            <text:p>17.12.2021</text:p>
          </table:table-cell>
          <table:table-cell table:style-name="ce82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1" table:formula="of:=[.C96]+[.C98]+[.C99]" office:value-type="float" office:value="3467.56" calcext:value-type="float">
            <text:p>3467,56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8"/>
        </table:table-row>
        <table:table-row table:style-name="ro2">
          <table:table-cell table:style-name="ce47" office:value-type="date" office:date-value="2021-12-15" calcext:value-type="date">
            <text:p>15.12.2021</text:p>
          </table:table-cell>
          <table:table-cell table:style-name="ce84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8"/>
        </table:table-row>
        <table:table-row table:style-name="ro2">
          <table:table-cell table:style-name="ce50" office:value-type="date" office:date-value="2021-12-17" calcext:value-type="date">
            <text:p>17.12.2021</text:p>
          </table:table-cell>
          <table:table-cell table:style-name="ce85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7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Default"/>
          <table:table-cell table:style-name="ce144" table:formula="of:=[.C101]+[.C102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2">
          <table:table-cell table:style-name="ce48" office:value-type="date" office:date-value="2021-11-15" calcext:value-type="date">
            <text:p>15.11.2021</text:p>
          </table:table-cell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D106]-[.C105]" office:value-type="float" office:value="170640.8" calcext:value-type="float">
            <text:p>170.640,8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D108]-[.C106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D109]-[.C108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D111]-[.C109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83" office:value-type="string" calcext:value-type="string">
            <text:p><text:span text:style-name="T2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D112]-[.C111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D113]-[.C112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D114]-[.C113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15]-[.C114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D116]-[.C115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D117]-[.C116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D118]-[.C117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D119]-[.C118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D120]-[.C119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D121]-[.C120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4" table:formula="of:=[.D122]-[.C121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D123]-[.C122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D124]-[.C123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D125]-[.C124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D126]-[.C125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D127]-[.C126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D128]-[.C127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D129]-[.C128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D130]-[.C129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D131]-[.C130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D132]-[.C131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D133]-[.C132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D134]-[.C133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D135]-[.C134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D136]-[.C135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D137]-[.C136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38]-[.C137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D139]-[.C138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D140]-[.C139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D141]-[.C140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D142]-[.C141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D143]-[.C142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D144]-[.C143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D145]-[.C144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D146]-[.C145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D147]-[.C146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D148]-[.C147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D149]-[.C148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D150]-[.C149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formula="of:=[.D151]-[.C150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D152]-[.C151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D153]-[.C152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D154]-[.C153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D155]-[.C154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D156]-[.C155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D157]-[.C156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D158]-[.C157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D159]-[.C158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D160]-[.C159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D161]-[.C160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D162]-[.C161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D163]-[.C162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4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yfa1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6">
      <number:month number:textual="true"/>
      <number:text>.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3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47">
      <number:day number:style="long"/>
      <number:text>.</number:text>
      <number:month number:textual="true"/>
      <number:text>.</number:text>
      <number:year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2P2" style:volatile="true">
      <number:text> </number:text>
      <number:fill-character> </number:fill-character>
      <number:text>- TL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P0" style:volatile="true">
      <number:number number:decimal-places="2" number:min-decimal-places="2" number:min-integer-digits="1" number:grouping="true"/>
      <number:text> TL</number:text>
    </number:number-style>
    <number:number-style style:name="N13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9">
      <number:number number:decimal-places="2" number:min-decimal-places="0" number:min-integer-digits="1" number:decimal-replacement="" number:grouping="true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  </number:text>
    </number:number-style>
    <number:number-style style:name="N13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TL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34P0"/>
    </number:number-style>
    <number:number-style style:name="N137P0" style:volatile="true">
      <number:number number:decimal-places="0" number:min-decimal-places="0" number:min-integer-digits="1" number:grouping="true"/>
      <number:text> TL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TL</number:text>
    </number:number-style>
    <number:number-style style:name="N13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ayfa1" style:display-name="PageStyle_Sayf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12-13T17:05:09.258843529</dc:date>
    <meta:editing-cycles>21</meta:editing-cycles>
    <meta:editing-duration>PT15H46M2S</meta:editing-duration>
    <meta:generator>LibreOffice/7.3.7.2$Linux_X86_64 LibreOffice_project/30$Build-2</meta:generator>
    <meta:document-statistic meta:table-count="2" meta:cell-count="4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